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90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language="de" fo:country="DE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CSC Part #</text:p>
          </table:table-cell>
          <table:table-cell/>
          <table:table-cell table:style-name="ce1" office:value-type="string" calcext:value-type="string">
            <text:p>Quantity v0.1</text:p>
          </table:table-cell>
          <table:table-cell table:style-name="ce1" office:value-type="string" calcext:value-type="string">
            <text:p>Quantity v1.0</text:p>
          </table:table-cell>
          <table:table-cell/>
          <table:table-cell table:style-name="ce1" office:value-type="string" calcext:value-type="string">
            <text:p>Mulitplier</text:p>
          </table:table-cell>
          <table:table-cell table:style-name="ce1" office:value-type="string" calcext:value-type="string">
            <text:p>Quantitiy</text:p>
          </table:table-cell>
          <table:table-cell table:style-name="ce1"/>
          <table:table-cell table:style-name="ce1" office:value-type="string" calcext:value-type="string">
            <text:p>Current Stock</text:p>
          </table:table-cell>
          <table:table-cell/>
          <table:table-cell table:style-name="ce1" office:value-type="string" calcext:value-type="string">
            <text:p>Order Quantity</text:p>
          </table:table-cell>
          <table:table-cell table:style-name="ce1" office:value-type="string" calcext:value-type="string">
            <text:p>Order LCSC Part #</text:p>
          </table:table-cell>
          <table:table-cell/>
          <table:table-cell table:style-name="ce1" table:number-columns-repeated="1009"/>
        </table:table-row>
        <table:table-row table:style-name="ro1">
          <table:table-cell office:value-type="string" calcext:value-type="string">
            <text:p>U4, U9</text:p>
          </table:table-cell>
          <table:table-cell office:value-type="string" calcext:value-type="string">
            <text:p>TXB0104RUT</text:p>
          </table:table-cell>
          <table:table-cell office:value-type="string" calcext:value-type="string">
            <text:p>C1052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]*[.F2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[.K2]&gt;[.I2];0;[.I2]-[.K2])" office:value-type="float" office:value="0" calcext:value-type="float">
            <text:p>0</text:p>
          </table:table-cell>
          <table:table-cell table:formula="of:=IF([.M2]&gt;0;[.C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30_Female</text:p>
          </table:table-cell>
          <table:table-cell office:value-type="string" calcext:value-type="string">
            <text:p>C110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]*[.F3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]&gt;[.I3];0;[.I3]-[.K3])" office:value-type="float" office:value="0" calcext:value-type="float">
            <text:p>0</text:p>
          </table:table-cell>
          <table:table-cell table:formula="of:=IF([.M3]&gt;0;[.C3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C1133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[.F4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4]&gt;[.I4];0;[.I4]-[.K4])" office:value-type="float" office:value="0" calcext:value-type="float">
            <text:p>0</text:p>
          </table:table-cell>
          <table:table-cell table:formula="of:=IF([.M4]&gt;0;[.C4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6, R8, R16, R18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C11669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5]*[.F5]"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5]&gt;[.I5];0;[.I5]-[.K5])" office:value-type="float" office:value="0" calcext:value-type="float">
            <text:p>0</text:p>
          </table:table-cell>
          <table:table-cell table:formula="of:=IF([.M5]&gt;0;[.C5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3 </text:p>
          </table:table-cell>
          <table:table-cell office:value-type="string" calcext:value-type="string">
            <text:p>BSN20</text:p>
          </table:table-cell>
          <table:table-cell office:value-type="string" calcext:value-type="string">
            <text:p>C1180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[.F6]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K6]&gt;[.I6];0;[.I6]-[.K6])" office:value-type="float" office:value="10" calcext:value-type="float">
            <text:p>10</text:p>
          </table:table-cell>
          <table:table-cell table:formula="of:=IF([.M6]&gt;0;[.C6];&quot;&quot;)" office:value-type="string" office:string-value="C118033" calcext:value-type="string">
            <text:p>C118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13 </text:p>
          </table:table-cell>
          <table:table-cell office:value-type="string" calcext:value-type="string">
            <text:p>PCA9539BS,118</text:p>
          </table:table-cell>
          <table:table-cell office:value-type="string" calcext:value-type="string">
            <text:p>C26696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[.F7]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K7]&gt;[.I7];0;[.I7]-[.K7])" office:value-type="float" office:value="10" calcext:value-type="float">
            <text:p>10</text:p>
          </table:table-cell>
          <table:table-cell table:formula="of:=IF([.M7]&gt;0;[.C7];&quot;&quot;)" office:value-type="string" office:string-value="C2669675" calcext:value-type="string">
            <text:p>C2669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K1-1506SN-01</text:p>
          </table:table-cell>
          <table:table-cell office:value-type="string" calcext:value-type="string">
            <text:p>C1459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8]*[.F8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8]&gt;[.I8];0;[.I8]-[.K8])" office:value-type="float" office:value="0" calcext:value-type="float">
            <text:p>0</text:p>
          </table:table-cell>
          <table:table-cell table:formula="of:=IF([.M8]&gt;0;[.C8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, C2, C3, C5, C6, C7, C9, C10, C11, C12, C13, C14, C15, C16, C17, C19, C20, C22, C24, C25, C27, C32, C35, 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46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9]*[.F9]" office:value-type="float" office:value="260" calcext:value-type="float">
            <text:p>26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formula="of:=IF([.K9]&gt;[.I9];0;[.I9]-[.K9])" office:value-type="float" office:value="0" calcext:value-type="float">
            <text:p>0</text:p>
          </table:table-cell>
          <table:table-cell table:formula="of:=IF([.M9]&gt;0;[.C9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C148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0]*[.F10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10]&gt;[.I10];0;[.I10]-[.K10])" office:value-type="float" office:value="0" calcext:value-type="float">
            <text:p>0</text:p>
          </table:table-cell>
          <table:table-cell table:formula="of:=IF([.M10]&gt;0;[.C10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C155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1]*[.F11]"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[.K11]&gt;[.I11];0;[.I11]-[.K11])" office:value-type="float" office:value="0" calcext:value-type="float">
            <text:p>0</text:p>
          </table:table-cell>
          <table:table-cell table:formula="of:=IF([.M11]&gt;0;[.C11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8, C30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1584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2]*[.F12]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12]&gt;[.I12];0;[.I12]-[.K12])" office:value-type="float" office:value="0" calcext:value-type="float">
            <text:p>0</text:p>
          </table:table-cell>
          <table:table-cell table:formula="of:=IF([.M12]&gt;0;[.C1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S2DE12</text:p>
          </table:table-cell>
          <table:table-cell office:value-type="string" calcext:value-type="string">
            <text:p>C1896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3]*[.F13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13]&gt;[.I13];0;[.I13]-[.K13])" office:value-type="float" office:value="0" calcext:value-type="float">
            <text:p>0</text:p>
          </table:table-cell>
          <table:table-cell table:formula="of:=IF([.M13]&gt;0;[.C13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3, C34</text:p>
          </table:table-cell>
          <table:table-cell office:value-type="string" calcext:value-type="string">
            <text:p>4,7µF</text:p>
          </table:table-cell>
          <table:table-cell office:value-type="string" calcext:value-type="string">
            <text:p>C196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4]*[.F14]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14]&gt;[.I14];0;[.I14]-[.K14])" office:value-type="float" office:value="0" calcext:value-type="float">
            <text:p>0</text:p>
          </table:table-cell>
          <table:table-cell table:formula="of:=IF([.M14]&gt;0;[.C14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, C8, C18, C21, C23, C26, C29, C31, C37, C40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197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5]*[.F15]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15]&gt;[.I15];0;[.I15]-[.K15])" office:value-type="float" office:value="20" calcext:value-type="float">
            <text:p>20</text:p>
          </table:table-cell>
          <table:table-cell table:formula="of:=IF([.M15]&gt;0;[.C15];&quot;&quot;)" office:value-type="string" office:string-value="C19702" calcext:value-type="string">
            <text:p>C19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1, Q2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C214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6]*[.F16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[.K16]&gt;[.I16];0;[.I16]-[.K16])" office:value-type="float" office:value="0" calcext:value-type="float">
            <text:p>0</text:p>
          </table:table-cell>
          <table:table-cell table:formula="of:=IF([.M16]&gt;0;[.C16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C228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7]*[.F17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17]&gt;[.I17];0;[.I17]-[.K17])" office:value-type="float" office:value="0" calcext:value-type="float">
            <text:p>0</text:p>
          </table:table-cell>
          <table:table-cell table:formula="of:=IF([.M17]&gt;0;[.C17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30kΩ 1%</text:p>
          </table:table-cell>
          <table:table-cell office:value-type="string" calcext:value-type="string">
            <text:p>C229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8]*[.F18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18]&gt;[.I18];0;[.I18]-[.K18])" office:value-type="float" office:value="0" calcext:value-type="float">
            <text:p>0</text:p>
          </table:table-cell>
          <table:table-cell table:formula="of:=IF([.M18]&gt;0;[.C18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300kΩ</text:p>
          </table:table-cell>
          <table:table-cell office:value-type="string" calcext:value-type="string">
            <text:p>C230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9]*[.F19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19]&gt;[.I19];0;[.I19]-[.K19])" office:value-type="float" office:value="0" calcext:value-type="float">
            <text:p>0</text:p>
          </table:table-cell>
          <table:table-cell table:formula="of:=IF([.M19]&gt;0;[.C19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60kΩ</text:p>
          </table:table-cell>
          <table:table-cell office:value-type="string" calcext:value-type="string">
            <text:p>C232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0]*[.F20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20]&gt;[.I20];0;[.I20]-[.K20])" office:value-type="float" office:value="0" calcext:value-type="float">
            <text:p>0</text:p>
          </table:table-cell>
          <table:table-cell table:formula="of:=IF([.M20]&gt;0;[.C20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620kΩ 1%</text:p>
          </table:table-cell>
          <table:table-cell office:value-type="string" calcext:value-type="string">
            <text:p>C232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1]*[.F21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21]&gt;[.I21];0;[.I21]-[.K21])" office:value-type="float" office:value="0" calcext:value-type="float">
            <text:p>0</text:p>
          </table:table-cell>
          <table:table-cell table:formula="of:=IF([.M21]&gt;0;[.C21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1, D19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C24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2]*[.F22]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[.K22]&gt;[.I22];0;[.I22]-[.K22])" office:value-type="float" office:value="0" calcext:value-type="float">
            <text:p>0</text:p>
          </table:table-cell>
          <table:table-cell table:formula="of:=IF([.M22]&gt;0;[.C2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6Ω</text:p>
          </table:table-cell>
          <table:table-cell office:value-type="string" calcext:value-type="string">
            <text:p>C251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3]*[.F23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23]&gt;[.I23];0;[.I23]-[.K23])" office:value-type="float" office:value="0" calcext:value-type="float">
            <text:p>0</text:p>
          </table:table-cell>
          <table:table-cell table:formula="of:=IF([.M23]&gt;0;[.C23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C258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4]*[.F24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24]&gt;[.I24];0;[.I24]-[.K24])" office:value-type="float" office:value="0" calcext:value-type="float">
            <text:p>0</text:p>
          </table:table-cell>
          <table:table-cell table:formula="of:=IF([.M24]&gt;0;[.C24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1, R2, R3, R4, R5, R7, R9, R10, R12, R14, R15, R17, R19, R22, R23, R2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C258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5]*[.F25]" office:value-type="float" office:value="210" calcext:value-type="float">
            <text:p>21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formula="of:=IF([.K25]&gt;[.I25];0;[.I25]-[.K25])" office:value-type="float" office:value="10" calcext:value-type="float">
            <text:p>10</text:p>
          </table:table-cell>
          <table:table-cell table:formula="of:=IF([.M25]&gt;0;[.C25];&quot;&quot;)" office:value-type="string" office:string-value="C25804" calcext:value-type="string">
            <text:p>C25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RM-V8xxC_TR1</text:p>
          </table:table-cell>
          <table:table-cell office:value-type="string" calcext:value-type="string">
            <text:p>C2642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6]*[.F26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26]&gt;[.I26];0;[.I26]-[.K26])" office:value-type="float" office:value="0" calcext:value-type="float">
            <text:p>0</text:p>
          </table:table-cell>
          <table:table-cell table:formula="of:=IF([.M26]&gt;0;[.C26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C2666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7]*[.F27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27]&gt;[.I27];0;[.I27]-[.K27])" office:value-type="float" office:value="0" calcext:value-type="float">
            <text:p>0</text:p>
          </table:table-cell>
          <table:table-cell table:formula="of:=IF([.M27]&gt;0;[.C27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1 </text:p>
          </table:table-cell>
          <table:table-cell office:value-type="string" calcext:value-type="string">
            <text:p>Motor_DC</text:p>
          </table:table-cell>
          <table:table-cell office:value-type="string" calcext:value-type="string">
            <text:p>C26859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8]*[.F28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28]&gt;[.I28];0;[.I28]-[.K28])" office:value-type="float" office:value="0" calcext:value-type="float">
            <text:p>0</text:p>
          </table:table-cell>
          <table:table-cell table:formula="of:=IF([.M28]&gt;0;[.C28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ED-IR</text:p>
          </table:table-cell>
          <table:table-cell table:style-name="ce4" office:value-type="string" calcext:value-type="string">
            <text:p>C27599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29]*[.F29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29]&gt;[.I29];0;[.I29]-[.K29])" office:value-type="float" office:value="0" calcext:value-type="float">
            <text:p>0</text:p>
          </table:table-cell>
          <table:table-cell table:formula="of:=IF([.M29]&gt;0;[.C29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C28302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0]*[.F30]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[.K30]&gt;[.I30];0;[.I30]-[.K30])" office:value-type="float" office:value="0" calcext:value-type="float">
            <text:p>0</text:p>
          </table:table-cell>
          <table:table-cell table:formula="of:=IF([.M30]&gt;0;[.C30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3190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[.F31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1]&gt;[.I31];0;[.I31]-[.K31])" office:value-type="float" office:value="0" calcext:value-type="float">
            <text:p>0</text:p>
          </table:table-cell>
          <table:table-cell table:formula="of:=IF([.M31]&gt;0;[.C31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PPSI262</text:p>
          </table:table-cell>
          <table:table-cell office:value-type="string" calcext:value-type="string">
            <text:p>C3287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2]*[.F32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2]&gt;[.I32];0;[.I32]-[.K32])" office:value-type="float" office:value="0" calcext:value-type="float">
            <text:p>0</text:p>
          </table:table-cell>
          <table:table-cell table:formula="of:=IF([.M32]&gt;0;[.C3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82Ω</text:p>
          </table:table-cell>
          <table:table-cell office:value-type="string" calcext:value-type="string">
            <text:p>C42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3]*[.F33]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[.K33]&gt;[.I33];0;[.I33]-[.K33])" office:value-type="float" office:value="0" calcext:value-type="float">
            <text:p>0</text:p>
          </table:table-cell>
          <table:table-cell table:formula="of:=IF([.M33]&gt;0;[.C33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J45_Shielded</text:p>
          </table:table-cell>
          <table:table-cell office:value-type="string" calcext:value-type="string">
            <text:p>C4645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[.F34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4]&gt;[.I34];0;[.I34]-[.K34])" office:value-type="float" office:value="0" calcext:value-type="float">
            <text:p>0</text:p>
          </table:table-cell>
          <table:table-cell table:formula="of:=IF([.M34]&gt;0;[.C34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GP30</text:p>
          </table:table-cell>
          <table:table-cell office:value-type="string" calcext:value-type="string">
            <text:p>C5144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5]*[.F35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5]&gt;[.I35];0;[.I35]-[.K35])" office:value-type="float" office:value="0" calcext:value-type="float">
            <text:p>0</text:p>
          </table:table-cell>
          <table:table-cell table:formula="of:=IF([.M35]&gt;0;[.C35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6, C39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5946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6]*[.F36]"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36]&gt;[.I36];0;[.I36]-[.K36])" office:value-type="float" office:value="0" calcext:value-type="float">
            <text:p>0</text:p>
          </table:table-cell>
          <table:table-cell table:formula="of:=IF([.M36]&gt;0;[.C36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6, D17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C727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7]*[.F37]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37]&gt;[.I37];0;[.I37]-[.K37])" office:value-type="float" office:value="0" calcext:value-type="float">
            <text:p>0</text:p>
          </table:table-cell>
          <table:table-cell table:formula="of:=IF([.M37]&gt;0;[.C37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DB628</text:p>
          </table:table-cell>
          <table:table-cell office:value-type="string" calcext:value-type="string">
            <text:p>C7780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8]*[.F38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8]&gt;[.I38];0;[.I38]-[.K38])" office:value-type="float" office:value="0" calcext:value-type="float">
            <text:p>0</text:p>
          </table:table-cell>
          <table:table-cell table:formula="of:=IF([.M38]&gt;0;[.C38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LV70018_SOT23-5</text:p>
          </table:table-cell>
          <table:table-cell office:value-type="string" calcext:value-type="string">
            <text:p>C799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9]*[.F39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39]&gt;[.I39];0;[.I39]-[.K39])" office:value-type="float" office:value="0" calcext:value-type="float">
            <text:p>0</text:p>
          </table:table-cell>
          <table:table-cell table:formula="of:=IF([.M39]&gt;0;[.C39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C828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0]*[.F40]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[.K40]&gt;[.I40];0;[.I40]-[.K40])" office:value-type="float" office:value="1" calcext:value-type="float">
            <text:p>1</text:p>
          </table:table-cell>
          <table:table-cell table:formula="of:=IF([.M40]&gt;0;[.C40];&quot;&quot;)" office:value-type="string" office:string-value="C82899" calcext:value-type="string">
            <text:p>C82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ED-RED</text:p>
          </table:table-cell>
          <table:table-cell office:value-type="string" calcext:value-type="string">
            <text:p>C842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1]*[.F41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41]&gt;[.I41];0;[.I41]-[.K41])" office:value-type="float" office:value="0" calcext:value-type="float">
            <text:p>0</text:p>
          </table:table-cell>
          <table:table-cell table:formula="of:=IF([.M41]&gt;0;[.C41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-GREEN</text:p>
          </table:table-cell>
          <table:table-cell office:value-type="string" calcext:value-type="string">
            <text:p>C842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2]*[.F42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[.K42]&gt;[.I42];0;[.I42]-[.K42])" office:value-type="float" office:value="0" calcext:value-type="float">
            <text:p>0</text:p>
          </table:table-cell>
          <table:table-cell table:formula="of:=IF([.M42]&gt;0;[.C4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C853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3]*[.F43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43]&gt;[.I43];0;[.I43]-[.K43])" office:value-type="float" office:value="0" calcext:value-type="float">
            <text:p>0</text:p>
          </table:table-cell>
          <table:table-cell table:formula="of:=IF([.M43]&gt;0;[.C43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, D2, D3, D4, D5, D6, D7, D8, D9, D10, D12, 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965557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4]*[.F44]"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[.K44]&gt;[.I44];0;[.I44]-[.K44])" office:value-type="float" office:value="0" calcext:value-type="float">
            <text:p>0</text:p>
          </table:table-cell>
          <table:table-cell table:formula="of:=IF([.M44]&gt;0;[.C44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,7µH</text:p>
          </table:table-cell>
          <table:table-cell office:value-type="string" calcext:value-type="string">
            <text:p>C980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5]*[.F45]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[.K45]&gt;[.I45];0;[.I45]-[.K45])" office:value-type="float" office:value="0" calcext:value-type="float">
            <text:p>0</text:p>
          </table:table-cell>
          <table:table-cell table:formula="of:=IF([.M45]&gt;0;[.C45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5, J6</text:p>
          </table:table-cell>
          <table:table-cell office:value-type="string" calcext:value-type="string">
            <text:p>Conn_01x10_Female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6]*[.F46]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K46]&gt;[.I46];0;[.I46]-[.K46])" office:value-type="float" office:value="20" calcext:value-type="float">
            <text:p>20</text:p>
          </table:table-cell>
          <table:table-cell table:formula="of:=IF([.M46]&gt;0;[.C46];&quot;&quot;)" office:value-type="string" office:string-value="---" calcext:value-type="string">
            <text:p>---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attery Connector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7]*[.F47]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IF([.K47]&gt;[.I47];0;[.I47]-[.K47])" office:value-type="float" office:value="10" calcext:value-type="float">
            <text:p>10</text:p>
          </table:table-cell>
          <table:table-cell table:formula="of:=IF([.M47]&gt;0;[.C47];&quot;&quot;)" office:value-type="string" office:string-value="---" calcext:value-type="string">
            <text:p>---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1:Sheet1.M47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8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5:05:37.9328611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3:01:50.586474310</meta:creation-date>
    <dc:date>2021-12-09T15:07:30.075607201</dc:date>
    <meta:editing-duration>PT5H25M17S</meta:editing-duration>
    <meta:editing-cycles>25</meta:editing-cycles>
    <meta:generator>LibreOffice/7.2.3.2$Linux_X86_64 LibreOffice_project/20$Build-2</meta:generator>
    <meta:document-statistic meta:table-count="1" meta:cell-count="468" meta:object-count="0"/>
  </office:meta>
</office:document-meta>
</file>